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Orthoclase with perthit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ic. Sections are elongated and equidimensional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 with light turbulen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Slightly to cl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8" table:style-name="ce6">
            <text:p>8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Quartz 15%<text:s/></text:p>
          </table:table-cell>
          <table:table-cell office:value-type="string" table:style-name="ce8">
            <text:p>Plagioclase (albite) 3%</text:p>
          </table:table-cell>
          <table:table-cell office:value-type="string" table:style-name="ce8">
            <text:p>Clay 2%</text:p>
          </table:table-cell>
          <table:table-cell table:style-name="ce8"/>
          <table:table-cell table:number-columns-repeated="16379"/>
        </table:table-row>
        <table:table-row table:number-rows-repeated="2" table:style-name="ro2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3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3">
            <text:p>Orthoclas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Prismatic or tabular (rarely) habit, usually allotriomorphic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Colorless but sometimes unclear due to alter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leavage</text:p>
          </table:table-cell>
          <table:table-cell office:value-type="string" table:style-name="ce5">
            <text:p>Hardly visible, {001} appreciable, {010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Frequent to kaolinite (clay) and sericite (fine-grained muscovite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Rarely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Rarely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12:03Z</dc:date>
    <meta:editing-cycles>5</meta:editing-cycles>
    <meta:editing-duration>PT1353S</meta:editing-duration>
  </office:meta>
</office:document-meta>
</file>